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rver [1:02 PM]<text:line-break/>oki<text:line-break/><text:line-break/>Paweł [1:03 PM]<text:line-break/>added this CSS snippet: Untitled <text:line-break/>.twitterInfo{<text:line-break/> <text:s text:c="2"/>background-color:white;<text:line-break/> <text:s text:c="2"/>color:black;<text:line-break/> <text:s text:c="2"/>padding:5px;<text:line-break/> <text:s text:c="2"/>border-radius:10px;<text:line-break/> <text:s text:c="2"/>display:inline-block;<text:line-break/> <text:s text:c="3"/>&amp;::before{<text:line-break/> <text:s text:c="5"/>content:"aaaaaaaaa";<text:line-break/> <text:s text:c="3"/>}<text:line-break/> <text:s/>}<text:line-break/>Collapse <text:line-break/><text:line-break/>Paweł [1:03 PM]<text:line-break/>zobacz jak działa<text:line-break/><text:line-break/>Jarver [1:03 PM]<text:line-break/>dopsiuje przed 36<text:line-break/>aaaaaaaaaa<text:line-break/><text:line-break/>Paweł [1:03 PM]<text:line-break/>before przed after po To oczywiste :slightly_smiling_face:<text:line-break/>znasz encje html<text:line-break/>?<text:line-break/><text:line-break/>Jarver [1:04 PM]<text:line-break/>Na pamiec nie<text:line-break/>&amp;nbsp<text:line-break/>to spacja<text:line-break/><text:line-break/>Paweł [1:04 PM]<text:line-break/>ale wiesz o co chodzi?<text:line-break/><text:line-break/>Jarver [1:04 PM]<text:line-break/>a no mniej wiecej chyba tak<text:line-break/><text:line-break/>Paweł [1:04 PM]<text:line-break/>ja zawsze korzystam z tego http://konfiguracja.c0.pl/webpl/encje.html<text:line-break/>konfiguracja.c0.pl<text:line-break/>Encje HTML i sekwencje dla polskich liter i innych znaków narodowych i specjalnych<text:line-break/>Encje HTML i sekwencje dla polskich liter i innych znaków narodowych i specjalnych<text:line-break/>mam tam symbole kart<text:line-break/>Może caro sie nada?<text:line-break/><text:line-break/>Jarver [1:06 PM]<text:line-break/>O ile mozna go uciac w połowie jak najbardziej<text:line-break/><text:line-break/>Paweł [1:07 PM]<text:line-break/><text:soft-page-break/>Nie o to chodzi<text:line-break/>Można go zmienić na bialy i przesunąć w lewo, czujesz?<text:line-break/><text:line-break/>Jarver [1:08 PM]<text:line-break/>No niby czuje i wiem co zamierzasz<text:line-break/>:smile:<text:line-break/>a jka zrobisz aby wystawał<text:line-break/><text:line-break/>Paweł [1:09 PM]<text:line-break/>Nie mówię,że to wypali ale zobaczymy<text:line-break/><text:line-break/>Jarver [1:09 PM]<text:line-break/>?<text:line-break/>bo ten content sie wpisywał w obszar diva<text:line-break/>a nie przed nim<text:line-break/><text:line-break/>Paweł [1:09 PM]<text:line-break/>kto powiedział, że nie ma ujemnych marginesów?<text:line-break/><text:line-break/>Jarver [1:09 PM]<text:line-break/>Nikt, racja nawet o tym nie pomyślałem<text:line-break/>A jak wstawic encje html do cssa w contencie<text:line-break/>bo jak wklejamy &amp;#9824;<text:line-break/>to pojawia sie dokłądnie to samo w sensie nie przerabia go na encje jak dokument html<text:line-break/><text:line-break/>Paweł [1:11 PM]<text:line-break/>sekwencja css w ostatniej kolumnie<text:line-break/>przed ostatniej<text:line-break/><text:line-break/>Jarver [1:12 PM]<text:line-break/>Eh, dziękuję )<text:line-break/><text:line-break/>Paweł [1:13 PM]<text:line-break/>Jest problem. Bo encja nie daje wewnetrznego bg<text:line-break/>NIe spoko. Wybralem nie ta encje. Jest caro całe czerwone i pust w srodku<text:line-break/><text:line-break/>Jarver [1:15 PM]<text:line-break/>transform: rotate(90deg);<text:line-break/>aby obrocic?<text:line-break/><text:line-break/>Paweł [1:15 PM]<text:line-break/>NIe ma potzreby. Caro jest obrócone<text:line-break/>podpowiedz - <text:s/>pozycjonowanie<text:line-break/><text:line-break/>Jarver [1:16 PM]<text:line-break/>ymm to tez jest mytsl<text:line-break/>ale zrobiłem i jest inaczej<text:line-break/><text:line-break/>Jarver [1:17 PM]<text:line-break/>added this CSS snippet: Untitled <text:line-break/>.twitter{<text:line-break/> <text:s/>position:absolute;<text:line-break/><text:soft-page-break/> <text:s/>top:20px;<text:line-break/> <text:s/>right:15px;<text:line-break/> <text:s/>.twitterLink{<text:line-break/> <text:s text:c="2"/>background-color:#1b95e0;<text:line-break/> <text:s text:c="2"/>border-radius:10px;<text:line-break/> <text:s text:c="2"/>padding:5px;<text:line-break/> <text:s text:c="2"/>display:inline-block;<text:line-break/> <text:s/>}<text:line-break/> <text:s/>.twitterInfo{<text:line-break/> <text:s text:c="2"/>background-color:white;<text:line-break/> <text:s text:c="2"/>color:black;<text:line-break/> <text:s text:c="2"/>padding:5px;<text:line-break/> <text:s text:c="2"/>border-radius:10px;<text:line-break/> <text:s text:c="2"/>display:inline-block;<text:line-break/> <text:s text:c="2"/>&amp;::before{<text:line-break/> <text:s text:c="3"/>content:"\002662 ";<text:line-break/> <text:s text:c="3"/>margin:-8px;<text:line-break/> <text:s text:c="3"/>color:white;<text:line-break/> <text:s text:c="3"/>transform: rotate(90deg);<text:line-break/> <text:s text:c="2"/>}<text:line-break/> <text:s/>}<text:line-break/> }<text:line-break/>Collapse <text:line-break/><text:line-break/>Jarver [1:18 PM]<text:line-break/>ale pozycjonowanie bedzie lepsze<text:line-break/>bo ten magin za bardzo 3-ke zbliza do krawedzi<text:line-break/><text:line-break/>Jarver [1:20 PM]<text:line-break/>added this CSS snippet: Untitled <text:line-break/> <text:s/>.twitterInfo{<text:line-break/> <text:s text:c="2"/>background-color:white;<text:line-break/> <text:s text:c="2"/>color:black;<text:line-break/> <text:s text:c="2"/>padding:5px;<text:line-break/> <text:s text:c="2"/>border-radius:10px;<text:line-break/> <text:s text:c="2"/>display:inline-block;<text:line-break/> <text:s text:c="2"/>position:relative;<text:line-break/> <text:s text:c="2"/>&amp;::before{<text:line-break/> <text:s text:c="3"/>content:"\002662 ";<text:line-break/> <text:s text:c="3"/>position: absolute;<text:line-break/> <text:s text:c="3"/>left:-3px;<text:line-break/> <text:s text:c="3"/>color:white;<text:line-break/> <text:s text:c="3"/>transform: rotate(90deg);<text:line-break/> <text:s text:c="2"/>}<text:line-break/>Collapse <text:line-break/><text:line-break/>Paweł [1:20 PM]<text:line-break/>te radiusy sa za duże<text:line-break/>po co transform?<text:line-break/><text:line-break/>Jarver [1:20 PM]<text:line-break/>aaa zostało z ostatnich prób<text:line-break/><text:soft-page-break/>do wywalenia<text:line-break/>Tak jest ok tylko wyplenienie tej encji<text:line-break/>da sie cos z tym zrobic?<text:line-break/>Da podmienic encje na ta z wypelnieniem<text:line-break/>Oh yeah<text:line-break/>jest<text:line-break/>Jak ktos przyblizy strone na 300% to widac ze oszukiwalem<text:line-break/>ale z 100% nie widac<text:line-break/><text:line-break/>Paweł [1:23 PM]<text:line-break/>Co znaczy oszukiwałem?<text:line-break/><text:line-break/>Jarver [1:23 PM]<text:line-break/>uploaded this image: image.png <text:line-break/><text:line-break/><text:line-break/>Jarver [1:23 PM]<text:line-break/>widac ze to <text:s/>Karo tam jest<text:line-break/><text:line-break/>Paweł [1:23 PM]<text:line-break/>trzeba ustawić te same kolory i schowac go pod spód<text:line-break/>znasz z-index?<text:line-break/><text:line-break/>Jarver [1:23 PM]<text:line-break/>si na -1<text:line-break/><text:line-break/>Paweł [1:24 PM]<text:line-break/>przesyń w prawo jeszcze<text:line-break/><text:line-break/>Jarver [1:24 PM]<text:line-break/>Hmmn wtedy chyba wpada pod backgorund<text:line-break/>bo znika totalnie jak daje z-index:-1<text:line-break/>ale z -index nie jest potrzebny na left:-4px<text:line-break/><text:line-break/>jest idealnie<text:line-break/><text:line-break/>Paweł [1:25 PM]<text:line-break/>no to gra git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37:48.970000000</meta:creation-date>
    <dc:date>2018-07-05T14:38:14.948000000</dc:date>
    <meta:editing-duration>PT26S</meta:editing-duration>
    <meta:editing-cycles>1</meta:editing-cycles>
    <meta:document-statistic meta:table-count="0" meta:image-count="0" meta:object-count="0" meta:page-count="4" meta:paragraph-count="1" meta:word-count="530" meta:character-count="3666" meta:non-whitespace-character-count="2951"/>
    <meta:generator>LibreOffice/6.0.4.2$Windows_x86 LibreOffice_project/9b0d9b32d5dcda91d2f1a96dc04c645c450872bf</meta:generator>
  </office:meta>
</office:document-meta>
</file>